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A000000CD374ACC8F.jpg" manifest:media-type="image/jpeg"/>
  <manifest:file-entry manifest:full-path="Pictures/10000201000000910000006473E34E0D.png" manifest:media-type="image/png"/>
  <manifest:file-entry manifest:full-path="Pictures/100002010000030C00000280AF65E94B.png" manifest:media-type="image/png"/>
  <manifest:file-entry manifest:full-path="Pictures/1000020100000108000000C312843E6F.png" manifest:media-type="image/png"/>
  <manifest:file-entry manifest:full-path="Pictures/10000201000000BA000000AF08452E2D.png" manifest:media-type="image/png"/>
  <manifest:file-entry manifest:full-path="Pictures/100002010000012E000000205209C827.png" manifest:media-type="image/png"/>
  <manifest:file-entry manifest:full-path="Pictures/10000201000001000000010004691F41.png" manifest:media-type="image/png"/>
  <manifest:file-entry manifest:full-path="Pictures/10000000000001D6000001123A21B880.jpg" manifest:media-type="image/jpeg"/>
  <manifest:file-entry manifest:full-path="Pictures/10000201000000CF0000002DF0916B15.png" manifest:media-type="image/png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8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9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0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1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9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22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width="0.051cm" svg:stroke-color="#ffffff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4" style:family="graphic" style:parent-style-name="standard">
      <style:graphic-properties draw:stroke="none" svg:stroke-width="0.051cm" svg:stroke-color="#ffffff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5" style:family="graphic" style:parent-style-name="standard">
      <style:graphic-properties draw:stroke="none"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6" style:family="graphic" style:parent-style-name="standard">
      <style:graphic-properties draw:stroke="none"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draw:stroke="none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9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30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3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35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7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39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1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45" style:family="graphic" style:parent-style-name="objectwithoutfill">
      <style:graphic-properties draw:stroke="dash" draw:stroke-dash="Fine_20_Dashed" draw:fill="none" draw:textarea-vertical-align="middle"/>
    </style:style>
    <style:style style:name="gr46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7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48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0" style:family="graphic" style:parent-style-name="objectwithoutfill">
      <style:graphic-properties draw:stroke="dash" draw:stroke-dash="Fine_20_Dashed"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1" style:family="graphic" style:parent-style-name="objectwithoutfill">
      <style:graphic-properties draw:stroke="dash" draw:stroke-dash="Fine_20_Dashed"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width="0.051cm" svg:stroke-color="#729fc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3" style:family="graphic" style:parent-style-name="standard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4" style:family="graphic" style:parent-style-name="objectwithoutfill">
      <style:graphic-properties draw:stroke="none" svg:stroke-width="0.051cm" svg:stroke-color="#ffffff" draw:marker-start-width="0.276cm" draw:marker-end-width="0.276cm" draw:fill="solid" draw:fill-color="#dddddd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436cm"/>
    </style:style>
    <style:style style:name="gr57" style:family="graphic" style:parent-style-name="objectwithoutfill">
      <style:graphic-properties draw:stroke="none" svg:stroke-width="0.051cm" svg:stroke-color="#ffffff" draw:marker-start-width="0.276cm" draw:marker-end-width="0.276cm" draw:fill="solid" draw:fill-color="#666666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9" style:family="graphic" style:parent-style-name="objectwithoutfill">
      <style:graphic-properties draw:stroke="none" svg:stroke-width="0.051cm" svg:stroke-color="#ffffff" draw:marker-start-width="0.276cm" draw:marker-end-width="0.276cm" draw:fill="solid" draw:fill-color="#999999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draw:stroke="none" svg:stroke-width="0.051cm" svg:stroke-color="#dd4814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1" style:family="graphic" style:parent-style-name="standard">
      <style:graphic-properties draw:stroke="none" svg:stroke-width="0.051cm" svg:stroke-color="#dd4814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2" style:family="graphic" style:parent-style-name="objectwithoutfill">
      <style:graphic-properties draw:stroke="dash" draw:stroke-dash="Fine_20_Dashed"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63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6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7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0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71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2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73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74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75" style:family="graphic" style:parent-style-name="objectwithoutfill">
      <style:graphic-properties draw:stroke="dash" draw:stroke-dash="Fine_20_Dashed" svg:stroke-width="0.102cm" svg:stroke-color="#3465a4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76" style:family="graphic" style:parent-style-name="objectwithoutfill">
      <style:graphic-properties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7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3333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9" style:family="graphic" style:parent-style-name="Object_20_with_20_no_20_fill_20_and_20_no_20_line">
      <style:graphic-properties draw:textarea-vertical-align="middle" draw:ole-draw-aspect="1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1cm" fo:min-width="0cm"/>
    </style:style>
    <style:style style:name="gr81" style:family="graphic" style:parent-style-name="standard">
      <style:graphic-properties svg:stroke-color="#cfe7f5" draw:fill-color="#cfe7f5" draw:opacity="50%" draw:opacity-name="" draw:textarea-horizontal-align="justify" draw:textarea-vertical-align="middle" draw:auto-grow-height="false" fo:min-height="2.036cm" fo:min-width="27.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0.699cm"/>
    </style:style>
    <style:style style:name="gr83" style:family="graphic" style:parent-style-name="standard">
      <style:graphic-properties draw:stroke="solid" svg:stroke-color="#3465a4" draw:fill="solid" draw:fill-color="#3465a4" draw:textarea-horizontal-align="justify" draw:textarea-vertical-align="middle" draw:auto-grow-height="false"/>
    </style:style>
    <style:style style:name="gr84" style:family="graphic" style:parent-style-name="standard">
      <style:graphic-properties draw:stroke="dash" draw:stroke-dash="Fine_20_Dashed" svg:stroke-width="0.051cm" svg:stroke-color="#ffffff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85" style:family="graphic" style:parent-style-name="standard">
      <style:graphic-properties draw:stroke="solid" svg:stroke-color="#3465a4" draw:fill="solid" draw:fill-color="#729fcf" draw:textarea-horizontal-align="justify" draw:textarea-vertical-align="middle" draw:auto-grow-height="false"/>
    </style:style>
    <style:style style:name="gr86" style:family="graphic" style:parent-style-name="standard">
      <style:graphic-properties draw:stroke="solid" svg:stroke-color="#3465a4" draw:fill="solid" draw:fill-color="#dddddd" draw:textarea-horizontal-align="justify" draw:textarea-vertical-align="middle" draw:auto-grow-height="false"/>
    </style:style>
    <style:style style:name="gr87" style:family="graphic" style:parent-style-name="standard">
      <style:graphic-properties svg:stroke-color="#3465a4" draw:fill="solid" draw:fill-color="#3465a4" draw:textarea-horizontal-align="justify" draw:textarea-vertical-align="middle" draw:auto-grow-height="false"/>
    </style:style>
    <style:style style:name="gr88" style:family="graphic" style:parent-style-name="standard">
      <style:graphic-properties svg:stroke-color="#3465a4" draw:fill="solid" draw:fill-color="#729fcf" draw:textarea-horizontal-align="justify" draw:textarea-vertical-align="middle" draw:auto-grow-height="false"/>
    </style:style>
    <style:style style:name="gr89" style:family="graphic" style:parent-style-name="standard">
      <style:graphic-properties svg:stroke-color="#3465a4" draw:fill="solid" draw:fill-color="#dddddd" draw:textarea-horizontal-align="justify" draw:textarea-vertical-align="middle" draw:auto-grow-height="false"/>
    </style:style>
    <style:style style:name="gr90" style:family="graphic" style:parent-style-name="standard">
      <style:graphic-properties draw:stroke="dash" draw:stroke-dash="Fine_20_Dashed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91" style:family="graphic" style:parent-style-name="standard">
      <style:graphic-properties draw:stroke="dash" draw:stroke-dash="Fine_20_Dashed" svg:stroke-width="0.051cm" svg:stroke-color="#fffff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92" style:family="graphic" style:parent-style-name="objectwithoutfill">
      <style:graphic-properties draw:stroke="dash" draw:stroke-dash="Fine_20_Dashed" svg:stroke-width="0.051cm" svg:stroke-color="#ff3333" draw:marker-start-width="0.276cm" draw:marker-end="Arrowheads_20_2" draw:marker-end-width="0.276cm" draw:fill="none" draw:textarea-vertical-align="middle" fo:padding-top="0.15cm" fo:padding-bottom="0.15cm" fo:padding-left="0.275cm" fo:padding-right="0.275cm"/>
    </style:style>
    <style:style style:name="gr93" style:family="graphic" style:parent-style-name="standard">
      <style:graphic-properties draw:fill="solid" draw:fill-color="#3465a4" draw:textarea-vertical-align="middle" draw:auto-grow-height="false" fo:min-height="0.749cm" fo:min-width="0.499cm"/>
    </style:style>
    <style:style style:name="gr94" style:family="graphic" style:parent-style-name="standard">
      <style:graphic-properties draw:textarea-vertical-align="middle" draw:auto-grow-height="false" fo:min-height="0.749cm" fo:min-width="0.499cm"/>
    </style:style>
    <style:style style:name="gr95" style:family="graphic" style:parent-style-name="standard">
      <style:graphic-properties draw:fill="solid" draw:fill-color="#dddddd" draw:textarea-vertical-align="middle" draw:auto-grow-height="false" fo:min-height="0.749cm" fo:min-width="0.499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22cm"/>
    </style:style>
    <style:style style:name="gr97" style:family="graphic" style:parent-style-name="objectwithoutfill">
      <style:graphic-properties svg:stroke-width="0.051cm" svg:stroke-color="#579d1c" draw:marker-start="Arrow" draw:marker-start-width="0.482cm" draw:marker-end="" draw:marker-end-width="0.482cm" draw:fill="none" draw:textarea-vertical-align="middle" fo:padding-top="0.15cm" fo:padding-bottom="0.15cm" fo:padding-left="0.275cm" fo:padding-right="0.275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4cm" fo:min-width="0cm"/>
    </style:style>
    <style:style style:name="gr99" style:family="graphic" style:parent-style-name="objectwithoutfill">
      <style:graphic-properties draw:stroke="dash" draw:stroke-dash="Fine_20_Dashed" svg:stroke-width="0.152cm" svg:stroke-color="#579d1c" draw:marker-start-width="0.427cm" draw:marker-end-width="0.427cm" draw:fill="none" draw:textarea-vertical-align="middle" fo:padding-top="0.2cm" fo:padding-bottom="0.2cm" fo:padding-left="0.325cm" fo:padding-right="0.325cm"/>
    </style:style>
    <style:style style:name="gr100" style:family="graphic">
      <style:graphic-properties draw:stroke="none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8" style:family="paragraph">
      <style:paragraph-properties fo:text-align="center"/>
      <style:text-properties fo:color="#ffffff"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11" style:family="paragraph">
      <style:paragraph-properties fo:text-align="center"/>
      <style:text-properties fo:color="#ffffff" fo:font-size="15pt" style:font-size-asian="15pt" style:font-size-complex="15pt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style:paragraph-properties fo:text-align="center"/>
      <style:text-properties fo:color="#ff3333" fo:font-size="15pt" style:font-size-asian="15pt" style:font-size-complex="15pt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fo:font-size="15pt" style:font-size-asian="15pt" style:font-size-complex="15pt"/>
    </style:style>
    <style:style style:name="P1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font-size="14pt" style:font-size-asian="14pt" style:font-size-complex="14pt"/>
    </style:style>
    <style:style style:name="P21" style:family="paragraph">
      <style:paragraph-properties fo:text-align="end"/>
      <style:text-properties fo:color="#000000" fo:font-size="15pt" style:font-size-asian="15pt" style:font-size-complex="15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color="#000000" fo:font-size="15pt" style:font-size-asian="15pt" style:font-size-complex="15pt"/>
    </style:style>
    <style:style style:name="P24" style:family="paragraph">
      <style:paragraph-properties fo:text-align="center"/>
      <style:text-properties style:use-window-font-color="true" fo:font-size="18pt" fo:font-weight="normal" style:font-size-asian="15pt" style:font-weight-asian="normal" style:font-size-complex="15pt" style:font-weight-complex="normal"/>
    </style:style>
    <style:style style:name="P25" style:family="paragraph">
      <style:paragraph-properties fo:text-align="center"/>
      <style:text-properties style:use-window-font-color="true" fo:font-size="15pt" style:font-size-asian="15pt" style:font-size-complex="15pt"/>
    </style:style>
    <style:style style:name="P26" style:family="paragraph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27" style:family="paragraph">
      <style:paragraph-properties fo:text-align="start"/>
      <style:text-properties fo:font-size="16pt" style:font-size-asian="16pt" style:font-size-complex="16pt"/>
    </style:style>
    <style:style style:name="P28" style:family="paragraph">
      <style:paragraph-properties fo:margin-left="0cm" fo:margin-right="0cm" fo:text-indent="0cm" style:punctuation-wrap="hanging" style:line-break="strict" style:writing-mode="lr-tb"/>
    </style:style>
    <style:style style:name="P2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ffffff" fo:font-size="16pt" fo:font-weight="bold" style:font-size-asian="16pt" style:font-weight-asian="bold" style:font-size-complex="16pt" style:font-weight-complex="bold"/>
    </style:style>
    <style:style style:name="P30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1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32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3" style:family="paragraph">
      <style:text-properties style:font-name="Ubuntu"/>
    </style:style>
    <style:style style:name="P34" style:family="paragraph">
      <style:paragraph-properties fo:text-align="center"/>
      <style:text-properties fo:color="#ffffff" fo:font-size="27pt" style:font-size-asian="27pt" style:font-size-complex="27pt"/>
    </style:style>
    <style:style style:name="P35" style:family="paragraph">
      <style:text-properties fo:color="#333333" style:font-name="Ubuntu" fo:font-size="32pt" style:text-underline-style="none" style:font-size-asian="32pt" style:font-size-complex="32pt"/>
    </style:style>
    <style:style style:name="P36" style:family="paragraph"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37" style:family="paragraph">
      <style:text-properties fo:font-size="22pt"/>
    </style:style>
    <style:style style:name="P38" style:family="paragraph">
      <style:text-properties fo:font-size="22pt" style:font-size-asian="22pt" style:font-size-complex="22pt"/>
    </style:style>
    <style:style style:name="P39" style:family="paragraph">
      <style:paragraph-properties fo:text-align="center"/>
      <style:text-properties fo:color="#579d1c"/>
    </style:style>
    <style:style style:name="P40" style:family="paragraph">
      <style:text-properties fo:font-size="26pt"/>
    </style:style>
    <style:style style:name="P41" style:family="paragraph">
      <style:text-properties fo:color="#579d1c" fo:font-size="26pt" style:font-size-asian="26pt" style:font-size-complex="26pt"/>
    </style:style>
    <style:style style:name="P42" style:family="paragraph">
      <style:paragraph-properties fo:text-align="center"/>
      <style:text-properties fo:font-size="18pt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color="#ffffff" fo:font-size="18pt" fo:font-weight="normal" style:font-weight-asian="normal" style:font-weight-complex="normal"/>
    </style:style>
    <style:style style:name="T3" style:family="text">
      <style:text-properties fo:color="#ffffff" fo:font-size="18pt"/>
    </style:style>
    <style:style style:name="T4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color="#ffffff" fo:font-size="15pt" style:font-size-asian="15pt" style:font-size-complex="15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ff3333" fo:font-size="15pt" style:font-size-asian="15pt" style:font-size-complex="15pt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fo:font-size="15pt" style:font-size-asian="15pt" style:font-size-complex="15pt"/>
    </style:style>
    <style:style style:name="T12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color="#3465a4" fo:font-size="18pt"/>
    </style:style>
    <style:style style:name="T14" style:family="text">
      <style:text-properties style:use-window-font-color="true" fo:font-size="15pt" style:font-size-asian="15pt" style:font-size-complex="15pt"/>
    </style:style>
    <style:style style:name="T15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17" style:family="text">
      <style:text-properties style:font-name="Ubuntu"/>
    </style:style>
    <style:style style:name="T18" style:family="text">
      <style:text-properties fo:color="#ffffff" fo:font-size="27pt" style:font-size-asian="27pt" style:font-size-complex="27pt"/>
    </style:style>
    <style:style style:name="T19" style:family="text">
      <style:text-properties fo:color="#333333" style:font-name="Ubuntu" fo:font-size="32pt" style:text-underline-style="none" style:font-size-asian="32pt" style:font-size-complex="32pt"/>
    </style:style>
    <style:style style:name="T20" style:family="text">
      <style:text-properties fo:color="#ff3333"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color="#579d1c" fo:font-size="26pt" style:font-size-asian="26pt" style:font-size-complex="26pt"/>
    </style:style>
    <style:style style:name="T23" style:family="text">
      <style:text-properties fo:font-size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4.224cm" svg:height="2.794cm" svg:x="6.35cm" svg:y="12.1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32">
          <draw:frame draw:name="Picture 33" draw:style-name="gr2" draw:text-style-name="P2" draw:layer="layout" svg:width="2.152cm" svg:height="2.019cm" svg:x="7.124cm" svg:y="11.179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2" draw:text-style-name="P2" draw:layer="layout" svg:width="2.152cm" svg:height="2.02cm" svg:x="7.499cm" svg:y="11.18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2" draw:text-style-name="P2" draw:layer="layout" svg:width="2.147cm" svg:height="2.02cm" svg:x="7.87cm" svg:y="11.183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2" draw:text-style-name="P2" draw:layer="layout" svg:width="2.152cm" svg:height="2.02cm" svg:x="8.24cm" svg:y="11.183cm">
            <draw:image xlink:href="Pictures/10000201000000BA000000AF08452E2D.png" xlink:type="simple" xlink:show="embed" xlink:actuate="onLoad">
              <text:p/>
            </draw:image>
          </draw:frame>
        </draw:g>
        <draw:custom-shape draw:name="Text Box 38" draw:style-name="gr3" draw:text-style-name="P4" draw:layer="layout" svg:width="2.106cm" svg:height="0.961cm" svg:x="5.334cm" svg:y="11.187cm">
          <text:list text:style-name="L1">
            <text:list-header>
              <text:p text:style-name="P3"><text:span text:style-name="T1">Fla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22">
          <draw:frame draw:name="Picture 23" draw:style-name="gr2" draw:text-style-name="P2" draw:layer="layout" svg:width="3.604cm" svg:height="2.664cm" svg:x="16.481cm" svg:y="11.327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3.604cm" svg:height="2.663cm" svg:x="16.554cm" svg:y="10.868cm">
            <draw:image xlink:href="Pictures/1000020100000108000000C312843E6F.png" xlink:type="simple" xlink:show="embed" xlink:actuate="onLoad">
              <text:p/>
            </draw:image>
          </draw:frame>
        </draw:g>
        <draw:custom-shape draw:name="Text Box 37" draw:style-name="gr4" draw:text-style-name="P6" draw:layer="layout" svg:width="3.54cm" svg:height="1.217cm" svg:x="14.078cm" svg:y="11.175cm">
          <text:list text:style-name="L1">
            <text:list-header>
              <text:p text:style-name="P5"><text:span text:style-name="T1">D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1cm" svg:height="2.594cm" svg:x="11.406cm" svg:y="14.332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6" draw:text-style-name="P6" draw:layer="layout" svg:width="3.54cm" svg:height="1.217cm" svg:x="14.494cm" svg:y="15.256cm">
          <text:list text:style-name="L1">
            <text:list-header>
              <text:p text:style-name="P5"><text:span text:style-name="T1">GP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2cm" svg:height="2.594cm" svg:x="12.365cm" svg:y="14.548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7" draw:text-style-name="P6" draw:layer="layout" svg:width="14.224cm" svg:height="1.217cm" svg:x="6.35cm" svg:y="13.115cm">
          <text:list text:style-name="L1">
            <text:list-header>
              <text:p text:style-name="P5"><text:span text:style-name="T1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14.224cm" svg:height="2.032cm" svg:x="6.35cm" svg:y="8.89cm">
          <text:p text:style-name="P1"><text:span text:style-name="T2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778cm" svg:height="3.556cm" svg:x="6.35cm" svg:y="5.08cm">
          <text:p text:style-name="P1"><text:span text:style-name="T2">Solr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8.382cm" svg:y="5.08cm">
          <text:p text:style-name="P1"><text:span text:style-name="T3">Storm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5.588cm" svg:height="3.556cm" svg:x="14.986cm" svg:y="5.08cm">
          <text:p text:style-name="P1"><text:span text:style-name="T3">Spar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4.064cm" svg:height="1.016cm" svg:x="15.748cm" svg:y="7.62cm">
          <text:p text:style-name="P1"><text:span text:style-name="T3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10.668cm" svg:y="5.08cm">
          <text:p text:style-name="P1"><text:span text:style-name="T3">Flin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954cm" svg:y1="6.558cm" svg:x2="14.732cm" svg:y2="6.558cm">
          <text:p/>
        </draw:line>
        <draw:custom-shape draw:style-name="gr8" draw:text-style-name="P8" draw:layer="layout" svg:width="4.064cm" svg:height="1.016cm" svg:x="7.62cm" svg:y="7.62cm">
          <text:p text:style-name="P1"><text:span text:style-name="T3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custom-shape draw:style-name="gr8" draw:text-style-name="P10" draw:layer="layout" svg:width="7.761cm" svg:height="1.473cm" svg:x="10.407cm" svg:y="8.29cm">
          <text:p text:style-name="P1"><text:span text:style-name="T4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409cm" svg:height="2.871cm" svg:x="6.918cm" svg:y="5.08cm">
          <text:p text:style-name="P1"><text:span text:style-name="T4">Solr</text:span></text:p>
          <text:p text:style-name="P1"><text:span text:style-name="T4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8.529cm" svg:y="5.08cm">
          <text:p text:style-name="P1"><text:span text:style-name="T5">Storm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4.731cm" svg:height="2.871cm" svg:x="13.462cm" svg:y="5.08cm">
          <text:p text:style-name="P1"><text:span text:style-name="T5">Spar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3.222cm" svg:height="0.805cm" svg:x="14.267cm" svg:y="7.146cm">
          <text:p text:style-name="P1"><text:span text:style-name="T5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10.341cm" svg:y="5.08cm">
          <text:p text:style-name="P1"><text:span text:style-name="T5">Flin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153cm" svg:y1="5.549cm" svg:x2="13.208cm" svg:y2="5.549cm">
          <text:p/>
        </draw:line>
        <draw:custom-shape draw:style-name="gr8" draw:text-style-name="P11" draw:layer="layout" svg:width="2.707cm" svg:height="0.805cm" svg:x="8.89cm" svg:y="7.146cm">
          <text:p text:style-name="P1"><text:span text:style-name="T5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1.007cm" svg:height="0.604cm" svg:x="16.582cm" svg:y="6.255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1.006cm" svg:height="0.604cm" svg:x="8.838cm" svg:y="6.256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.237cm" svg:height="1.473cm" svg:x="6.923cm" svg:y="8.29cm">
          <text:p text:style-name="P1"><text:span text:style-name="T4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15" draw:text-style-name="P2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3" draw:layer="layout" svg:width="3.81cm" svg:height="0.848cm" svg:x="11.414cm" svg:y="9.763cm">
          <draw:text-box>
            <text:p text:style-name="P1"><text:span text:style-name="T7">zero copy</text:span></text:p>
          </draw:text-box>
        </draw:fram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3.796cm" svg:y1="12.192cm" svg:x2="16.002cm" svg:y2="11.771cm">
          <text:p/>
        </draw:line>
        <draw:line draw:style-name="gr20" draw:text-style-name="P1" draw:layer="layout" svg:x1="13.796cm" svg:y1="12.7cm" svg:x2="16.002cm" svg:y2="12.7cm">
          <text:p/>
        </draw:line>
        <draw:frame draw:style-name="gr21" draw:text-style-name="P14" draw:layer="layout" svg:width="2.125cm" svg:height="0.848cm" svg:x="15.909cm" svg:y="11.221cm">
          <draw:text-box>
            <text:p><text:span text:style-name="T6">DRAM</text:span></text:p>
          </draw:text-box>
        </draw:frame>
        <draw:frame draw:style-name="gr21" draw:text-style-name="P14" draw:layer="layout" svg:width="2.032cm" svg:height="0.848cm" svg:x="16.056cm" svg:y="12.36cm">
          <draw:text-box>
            <text:p><text:span text:style-name="T6">Flash</text:span></text:p>
          </draw:text-box>
        </draw:frame>
        <draw:path draw:style-name="gr22" draw:text-style-name="P1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22" draw:text-style-name="P1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794cm" svg:height="1.27cm" svg:x="9.652cm" svg:y="9.59cm">
          <text:p text:style-name="P1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10.16cm" svg:height="0.848cm" svg:x="7.62cm" svg:y="6.758cm">
          <draw:text-box>
            <text:p text:style-name="P1"><text:span text:style-name="T5">Spark (Core)</text:span></text:p>
          </draw:text-box>
        </draw:frame>
        <draw:frame draw:style-name="gr27" draw:text-style-name="P11" draw:layer="layout" svg:width="7.112cm" svg:height="0.848cm" svg:x="9.144cm" svg:y="8.628cm">
          <draw:text-box>
            <text:p text:style-name="P1"><text:span text:style-name="T5">SparkCrail</text:span></text:p>
          </draw:text-box>
        </draw:frame>
        <draw:custom-shape draw:style-name="gr28" draw:text-style-name="P11" draw:layer="layout" svg:width="8.636cm" svg:height="1.524cm" svg:x="8.382cm" svg:y="11.114cm">
          <text:p text:style-name="P1"><text:span text:style-name="T5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794cm" svg:height="1.27cm" svg:x="9.652cm" svg:y="9.59cm">
          <text:p text:style-name="P1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10.16cm" svg:height="0.848cm" svg:x="7.62cm" svg:y="6.758cm">
          <draw:text-box>
            <text:p text:style-name="P1"><text:span text:style-name="T5">Spark (Core)</text:span></text:p>
          </draw:text-box>
        </draw:frame>
        <draw:frame draw:style-name="gr27" draw:text-style-name="P11" draw:layer="layout" svg:width="7.112cm" svg:height="0.848cm" svg:x="9.144cm" svg:y="8.628cm">
          <draw:text-box>
            <text:p text:style-name="P1"><text:span text:style-name="T5">SparkCrail</text:span></text:p>
          </draw:text-box>
        </draw:frame>
        <draw:custom-shape draw:style-name="gr28" draw:text-style-name="P11" draw:layer="layout" svg:width="8.636cm" svg:height="1.524cm" svg:x="8.382cm" svg:y="11.114cm">
          <text:p text:style-name="P1"><text:span text:style-name="T5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draw:style-name="gr21" draw:text-style-name="P14" draw:layer="layout" svg:width="4.026cm" svg:height="0.848cm" svg:x="17.849cm" svg:y="13.039cm">
          <draw:text-box>
            <text:p><text:span text:style-name="T6">Flash blocks</text:span></text:p>
          </draw:text-box>
        </draw:frame>
        <draw:frame draw:style-name="gr21" draw:text-style-name="P14" draw:layer="layout" svg:width="5.173cm" svg:height="0.848cm" svg:x="17.099cm" svg:y="12.069cm">
          <draw:text-box>
            <text:p><text:span text:style-name="T6">Memory blocks</text:span></text:p>
          </draw:text-box>
        </draw:frame>
        <draw:line draw:name="Line 19" draw:style-name="gr29" draw:text-style-name="P2" draw:layer="layout" svg:x1="8.571cm" svg:y1="11.999cm" svg:x2="9.336cm" svg:y2="11.999cm">
          <text:p/>
        </draw:line>
        <draw:custom-shape draw:style-name="gr30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0.549cm" svg:y1="12.009cm" svg:x2="11.314cm" svg:y2="12.009cm">
          <text:p/>
        </draw:line>
        <draw:custom-shape draw:style-name="gr30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2.527cm" svg:y1="12.019cm" svg:x2="13.292cm" svg:y2="12.019cm">
          <text:p/>
        </draw:line>
        <draw:custom-shape draw:style-name="gr30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5.695cm" svg:y1="12.03cm" svg:x2="16.46cm" svg:y2="12.03cm">
          <text:p/>
        </draw:line>
        <draw:custom-shape draw:style-name="gr30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1" draw:layer="layout" svg:x1="13.663cm" svg:y1="13.033cm" svg:x2="15.322cm" svg:y2="13.033cm">
          <text:p/>
        </draw:line>
        <draw:frame draw:style-name="gr33" draw:text-style-name="P16" draw:layer="layout" svg:width="4.093cm" svg:height="0.992cm" svg:x="3.964cm" svg:y="12.6cm">
          <draw:text-box>
            <text:p text:style-name="P15"><text:span text:style-name="T6">Storage nodes</text:span></text:p>
          </draw:text-box>
        </draw:frame>
        <draw:frame draw:name="Picture 20" draw:style-name="gr34" draw:text-style-name="P2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35" draw:text-style-name="P1" draw:layer="layout" svg:x1="17.099cm" svg:y1="12.569cm" svg:x2="16.238cm" svg:y2="13.04cm">
          <text:p/>
        </draw:line>
        <draw:line draw:style-name="gr35" draw:text-style-name="P1" draw:layer="layout" svg:x1="17.849cm" svg:y1="13.436cm" svg:x2="16.238cm" svg:y2="13.607cm">
          <text:p/>
        </draw:line>
        <draw:custom-shape draw:style-name="gr36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37" draw:text-style-name="P17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38" draw:text-style-name="P18" draw:layer="layout" svg:width="11.275cm" svg:height="0.964cm" svg:x="6.937cm" svg:y="10.375cm">
          <text:list text:style-name="L1">
            <text:list-header>
              <text:p text:style-name="P5"><text:span text:style-name="T8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9" draw:layer="layout" svg:width="1.328cm" svg:height="0.569cm" svg:x="10.594cm" svg:y="5.788cm">
          <text:p text:style-name="P1"><text:span text:style-name="T9">“</text:span><text:span text:style-name="T9">/”</text:span></text:p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1.897cm" svg:height="0.569cm" svg:x="8.813cm" svg:y="7.116cm">
          <text:p text:style-name="P1"><text:span text:style-name="T10">“</text:span><text:span text:style-name="T10">tmp”</text:span></text:p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9.761cm" svg:y1="6.737cm" svg:x2="12.796cm" svg:y2="6.737cm">
          <text:p/>
        </draw:line>
        <draw:line draw:style-name="gr41" draw:text-style-name="P1" draw:layer="layout" svg:x1="9.761cm" svg:y1="6.737cm" svg:x2="9.761cm" svg:y2="7.116cm">
          <text:p/>
        </draw:line>
        <draw:line draw:style-name="gr41" draw:text-style-name="P1" draw:layer="layout" svg:x1="12.796cm" svg:y1="6.737cm" svg:x2="12.796cm" svg:y2="7.116cm">
          <text:p/>
        </draw:line>
        <draw:line draw:style-name="gr40" draw:text-style-name="P1" draw:layer="layout" svg:x1="11.279cm" svg:y1="6.357cm" svg:x2="11.279cm" svg:y2="6.736cm">
          <text:p/>
        </draw:line>
        <draw:custom-shape draw:style-name="gr39" draw:text-style-name="P20" draw:layer="layout" svg:width="1.898cm" svg:height="0.569cm" svg:x="11.657cm" svg:y="7.116cm">
          <text:p text:style-name="P1"><text:span text:style-name="T10">“</text:span><text:span text:style-name="T10">shuffle”</text:span></text:p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9.761cm" svg:y1="7.685cm" svg:x2="9.761cm" svg:y2="8.257cm">
          <text:p/>
        </draw:line>
        <draw:line draw:style-name="gr41" draw:text-style-name="P1" draw:layer="layout" svg:x1="9.761cm" svg:y1="8.256cm" svg:x2="10.14cm" svg:y2="8.256cm">
          <text:p/>
        </draw:line>
        <draw:line draw:style-name="gr41" draw:text-style-name="P1" draw:layer="layout" svg:x1="12.796cm" svg:y1="8.064cm" svg:x2="13.175cm" svg:y2="8.064cm">
          <text:p/>
        </draw:line>
        <draw:line draw:style-name="gr41" draw:text-style-name="P1" draw:layer="layout" svg:x1="12.796cm" svg:y1="9.016cm" svg:x2="13.175cm" svg:y2="9.016cm">
          <text:p/>
        </draw:line>
        <draw:line draw:style-name="gr41" draw:text-style-name="P1" draw:layer="layout" svg:x1="12.796cm" svg:y1="7.685cm" svg:x2="12.796cm" svg:y2="9.015cm">
          <text:p/>
        </draw:line>
        <draw:custom-shape draw:style-name="gr42" draw:text-style-name="P1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44" draw:text-style-name="P14" draw:layer="layout" svg:width="1.436cm" svg:height="1.029cm" svg:x="9.244cm" svg:y="8.784cm">
          <draw:text-box>
            <text:p><text:span text:style-name="T6">file</text:span></text:p>
          </draw:text-box>
        </draw:frame>
        <draw:line draw:style-name="gr45" draw:text-style-name="P1" draw:layer="layout" svg:x1="10.922cm" svg:y1="8.709cm" svg:x2="10.331cm" svg:y2="8.969cm">
          <text:p/>
        </draw:lin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custom-shape draw:style-name="gr46" draw:text-style-name="P7" draw:layer="layout" svg:width="11.938cm" svg:height="2.032cm" svg:x="8.09cm" svg:y="6.35cm">
          <text:p text:style-name="P1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7" draw:text-style-name="P1" draw:layer="layout" svg:width="2.285cm" svg:height="2.285cm" draw:transform="rotate (1.5707963267949) translate (8.598cm 9.987cm)" svg:viewBox="0 0 2286 2286" draw:points="0,0 1600,0 2286,1143 1600,2286 0,2286">
          <text:p/>
        </draw:polygon>
        <draw:line draw:style-name="gr11" draw:text-style-name="P1" draw:layer="layout" svg:x1="15.71cm" svg:y1="9.144cm" svg:x2="17.234cm" svg:y2="9.144cm">
          <text:p/>
        </draw:line>
        <draw:frame draw:style-name="gr27" draw:text-style-name="P11" draw:layer="layout" svg:width="2.286cm" svg:height="0.848cm" svg:x="8.598cm" svg:y="8.636cm">
          <draw:text-box>
            <text:p text:style-name="P1"><text:span text:style-name="T5">DRAM</text:span></text:p>
          </draw:text-box>
        </draw:frame>
        <draw:frame draw:style-name="gr27" draw:text-style-name="P11" draw:layer="layout" svg:width="2.54cm" svg:height="0.848cm" svg:x="20.282cm" svg:y="8.636cm">
          <draw:text-box>
            <text:p text:style-name="P1"><text:span text:style-name="T5">NVMef</text:span></text:p>
          </draw:text-box>
        </draw:frame>
        <draw:frame draw:style-name="gr27" draw:text-style-name="P11" draw:layer="layout" svg:width="2.54cm" svg:height="0.848cm" svg:x="10.884cm" svg:y="8.636cm">
          <draw:text-box>
            <text:p text:style-name="P1"><text:span text:style-name="T5">BlkDv</text:span></text:p>
          </draw:text-box>
        </draw:frame>
        <draw:frame draw:name="Picture 33" draw:style-name="gr2" draw:text-style-name="P2" draw:layer="layout" svg:width="1.887cm" svg:height="1.77cm" svg:x="10.918cm" svg:y="12.346cm">
          <draw:image xlink:href="Pictures/10000201000000BA000000AF08452E2D.png" xlink:type="simple" xlink:show="embed" xlink:actuate="onLoad">
            <text:p/>
          </draw:image>
        </draw:frame>
        <draw:frame draw:name="Picture 34" draw:style-name="gr2" draw:text-style-name="P2" draw:layer="layout" svg:width="1.886cm" svg:height="1.771cm" svg:x="11.247cm" svg:y="12.353cm">
          <draw:image xlink:href="Pictures/10000201000000BA000000AF08452E2D.png" xlink:type="simple" xlink:show="embed" xlink:actuate="onLoad">
            <text:p/>
          </draw:image>
        </draw:frame>
        <draw:frame draw:style-name="gr5" draw:text-style-name="P1" draw:layer="layout" svg:width="5.389cm" svg:height="1.7cm" svg:x="16.029cm" svg:y="12.4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2" draw:text-style-name="P2" draw:layer="layout" svg:width="2.931cm" svg:height="2.167cm" svg:x="8.211cm" svg:y="12.2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2.931cm" svg:height="2.166cm" svg:x="8.27cm" svg:y="11.8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48" draw:text-style-name="P1" draw:layer="layout" svg:x1="9.568cm" svg:y1="9.806cm" svg:x2="9.568cm" svg:y2="11.838cm">
            <text:p/>
          </draw:line>
          <draw:line draw:style-name="gr48" draw:text-style-name="P1" draw:layer="layout" svg:x1="9.568cm" svg:y1="10.047cm" svg:x2="9.06cm" svg:y2="11.584cm">
            <text:p/>
          </draw:line>
          <draw:line draw:style-name="gr48" draw:text-style-name="P1" draw:layer="layout" svg:x1="9.568cm" svg:y1="10.047cm" svg:x2="10.076cm" svg:y2="11.584cm">
            <text:p/>
          </draw:line>
        </draw:g>
        <draw:frame draw:style-name="gr27" draw:text-style-name="P21" draw:layer="layout" svg:width="3.302cm" svg:height="1.445cm" svg:x="5.712cm" svg:y="10.114cm">
          <draw:text-box>
            <text:p text:style-name="P15"><text:span text:style-name="T11">RDMA</text:span></text:p>
            <text:p text:style-name="P15"><text:span text:style-name="T11">read/write</text:span></text:p>
          </draw:text-box>
        </draw:frame>
        <draw:frame draw:style-name="gr27" draw:text-style-name="P23" draw:layer="layout" svg:width="2.54cm" svg:height="1.445cm" svg:x="9.922cm" svg:y="10.114cm">
          <draw:text-box>
            <text:p text:style-name="P22"><text:span text:style-name="T11">RDMA</text:span></text:p>
            <text:p text:style-name="P22"><text:span text:style-name="T11">fabrics</text:span></text:p>
          </draw:text-box>
        </draw:frame>
        <draw:line draw:style-name="gr35" draw:text-style-name="P1" draw:layer="layout" svg:x1="7.582cm" svg:y1="11.838cm" svg:x2="23.33cm" svg:y2="11.838cm">
          <text:p/>
        </draw:line>
        <draw:frame draw:style-name="gr27" draw:text-style-name="P23" draw:layer="layout" svg:width="3.048cm" svg:height="0.848cm" svg:x="22.09cm" svg:y="11.892cm">
          <draw:text-box>
            <text:p text:style-name="P22"><text:span text:style-name="T11">Storage</text:span></text:p>
          </draw:text-box>
        </draw:frame>
        <draw:frame draw:style-name="gr27" draw:text-style-name="P23" draw:layer="layout" svg:width="3.556cm" svg:height="0.848cm" svg:x="22.09cm" svg:y="10.822cm">
          <draw:text-box>
            <text:p text:style-name="P22"><text:span text:style-name="T11">I/O</text:span></text:p>
          </draw:text-box>
        </draw:frame>
        <draw:custom-shape draw:style-name="gr49" draw:text-style-name="P1" draw:layer="layout" svg:width="24.13cm" svg:height="7.874cm" svg:x="0cm" svg:y="6.35cm">
          <text:p/>
          <draw:enhanced-geometry svg:viewBox="0 0 21600 21600" draw:type="rectangle" draw:enhanced-path="M 0 0 L 21600 0 21600 21600 0 21600 0 0 Z N"/>
        </draw:custom-shape>
        <draw:polygon draw:style-name="gr47" draw:text-style-name="P1" draw:layer="layout" svg:width="2.285cm" svg:height="2.285cm" draw:transform="rotate (1.5707963267949) translate (10.884cm 9.987cm)" svg:viewBox="0 0 2286 2286" draw:points="0,0 1600,0 2286,1143 1600,2286 0,2286">
          <text:p/>
        </draw:polygon>
        <draw:frame draw:style-name="gr27" draw:text-style-name="P11" draw:layer="layout" svg:width="2.286cm" svg:height="0.848cm" svg:x="10.884cm" svg:y="8.636cm">
          <draw:text-box>
            <text:p text:style-name="P1"><text:span text:style-name="T5">NVMef</text:span></text:p>
          </draw:text-box>
        </draw:frame>
        <draw:g>
          <draw:line draw:style-name="gr48" draw:text-style-name="P1" draw:layer="layout" svg:x1="12.354cm" svg:y1="9.756cm" svg:x2="12.354cm" svg:y2="11.788cm">
            <text:p/>
          </draw:line>
          <draw:line draw:style-name="gr48" draw:text-style-name="P1" draw:layer="layout" svg:x1="12.354cm" svg:y1="9.997cm" svg:x2="11.846cm" svg:y2="11.534cm">
            <text:p/>
          </draw:line>
          <draw:line draw:style-name="gr48" draw:text-style-name="P1" draw:layer="layout" svg:x1="12.354cm" svg:y1="9.997cm" svg:x2="12.862cm" svg:y2="11.534cm">
            <text:p/>
          </draw:line>
        </draw:g>
        <draw:polygon draw:style-name="gr47" draw:text-style-name="P1" draw:layer="layout" svg:width="2.285cm" svg:height="2.285cm" draw:transform="rotate (1.5707963267949) translate (13.17cm 9.987cm)" svg:viewBox="0 0 2286 2286" draw:points="0,0 1600,0 2286,1143 1600,2286 0,2286">
          <text:p/>
        </draw:polygon>
        <draw:frame draw:style-name="gr27" draw:text-style-name="P11" draw:layer="layout" svg:width="2.286cm" svg:height="0.848cm" svg:x="13.17cm" svg:y="8.636cm">
          <draw:text-box>
            <text:p text:style-name="P1"><text:span text:style-name="T5">GPU</text:span></text:p>
          </draw:text-box>
        </draw:frame>
        <draw:frame draw:style-name="gr27" draw:text-style-name="P11" draw:layer="layout" svg:width="11.938cm" svg:height="0.848cm" svg:x="8.09cm" svg:y="6.772cm">
          <draw:text-box>
            <text:p text:style-name="P1"><text:span text:style-name="T5">Crail File System (Core)</text:span></text:p>
          </draw:text-box>
        </draw:frame>
        <draw:polygon draw:style-name="gr47" draw:text-style-name="P1" draw:layer="layout" svg:width="2.285cm" svg:height="2.285cm" draw:transform="rotate (1.5707963267949) translate (17.234cm 9.987cm)" svg:viewBox="0 0 2286 2286" draw:points="0,0 1600,0 2286,1143 1600,2286 0,2286">
          <text:p/>
        </draw:polygon>
        <draw:frame draw:style-name="gr27" draw:text-style-name="P11" draw:layer="layout" svg:width="2.286cm" svg:height="0.848cm" svg:x="17.234cm" svg:y="8.636cm">
          <draw:text-box>
            <text:p text:style-name="P1"><text:span text:style-name="T5">BlkDev</text:span></text:p>
          </draw:text-box>
        </draw:frame>
        <draw:g>
          <draw:line draw:style-name="gr48" draw:text-style-name="P1" draw:layer="layout" svg:x1="14.886cm" svg:y1="9.781cm" svg:x2="14.886cm" svg:y2="11.813cm">
            <text:p/>
          </draw:line>
          <draw:line draw:style-name="gr48" draw:text-style-name="P1" draw:layer="layout" svg:x1="14.886cm" svg:y1="10.022cm" svg:x2="14.378cm" svg:y2="11.559cm">
            <text:p/>
          </draw:line>
          <draw:line draw:style-name="gr48" draw:text-style-name="P1" draw:layer="layout" svg:x1="14.886cm" svg:y1="10.022cm" svg:x2="15.394cm" svg:y2="11.559cm">
            <text:p/>
          </draw:line>
        </draw:g>
        <draw:g>
          <draw:line draw:style-name="gr48" draw:text-style-name="P1" draw:layer="layout" svg:x1="18.404cm" svg:y1="9.756cm" svg:x2="18.404cm" svg:y2="11.788cm">
            <text:p/>
          </draw:line>
          <draw:line draw:style-name="gr48" draw:text-style-name="P1" draw:layer="layout" svg:x1="18.404cm" svg:y1="9.997cm" svg:x2="17.896cm" svg:y2="11.534cm">
            <text:p/>
          </draw:line>
          <draw:line draw:style-name="gr48" draw:text-style-name="P1" draw:layer="layout" svg:x1="18.404cm" svg:y1="9.997cm" svg:x2="18.912cm" svg:y2="11.534cm">
            <text:p/>
          </draw:line>
        </draw:g>
        <draw:frame draw:style-name="gr5" draw:text-style-name="P1" draw:layer="layout" svg:width="2.927cm" svg:height="2.401cm" svg:x="13.056cm" svg:y="12.246cm">
          <draw:image xlink:href="Pictures/100002010000030C00000280AF65E94B.png" xlink:type="simple" xlink:show="embed" xlink:actuate="onLoad">
            <text:p/>
          </draw:image>
        </draw:frame>
        <draw:frame draw:style-name="gr27" draw:text-style-name="P23" draw:layer="layout" svg:width="2.54cm" svg:height="1.445cm" svg:x="12.822cm" svg:y="10.115cm">
          <draw:text-box>
            <text:p text:style-name="P22"><text:span text:style-name="T11">GPU</text:span></text:p>
            <text:p text:style-name="P22"><text:span text:style-name="T11">direct</text:span></text:p>
          </draw:text-box>
        </draw:frame>
        <draw:line draw:style-name="gr35" draw:text-style-name="P1" draw:layer="layout" svg:x1="7.582cm" svg:y1="6.096cm" svg:x2="23.33cm" svg:y2="6.096cm">
          <text:p/>
        </draw:line>
        <draw:frame draw:style-name="gr27" draw:text-style-name="P23" draw:layer="layout" svg:width="3.556cm" svg:height="0.848cm" svg:x="22.09cm" svg:y="5.08cm">
          <draw:text-box>
            <text:p text:style-name="P22"><text:span text:style-name="T11">Compute</text:span></text:p>
          </draw:text-box>
        </draw:frame>
        <draw:line draw:style-name="gr50" draw:text-style-name="P1" draw:layer="layout" svg:x1="21.844cm" svg:y1="11.838cm" svg:x2="21.844cm" svg:y2="13.97cm">
          <text:p/>
        </draw:line>
        <draw:line draw:style-name="gr50" draw:text-style-name="P1" draw:layer="layout" svg:x1="21.844cm" svg:y1="6.096cm" svg:x2="21.844cm" svg:y2="11.838cm">
          <text:p/>
        </draw:line>
        <draw:line draw:style-name="gr51" draw:text-style-name="P1" draw:layer="layout" svg:x1="21.844cm" svg:y1="4.572cm" svg:x2="21.844cm" svg:y2="6.096cm">
          <text:p/>
        </draw:line>
        <draw:custom-shape draw:style-name="gr52" draw:text-style-name="P24" draw:layer="layout" svg:width="11.938cm" svg:height="1.27cm" svg:x="8.09cm" svg:y="4.572cm">
          <text:p text:style-name="P1"><text:span text:style-name="T12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3" draw:layer="layout" svg:width="2.54cm" svg:height="1.445cm" svg:x="15.956cm" svg:y="10.116cm">
          <draw:text-box>
            <text:p text:style-name="P22"><text:span text:style-name="T11">iSCSI</text:span></text:p>
            <text:p text:style-name="P22"><text:span text:style-name="T11">RDMA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custom-shape draw:style-name="gr53" draw:text-style-name="P8" draw:layer="layout" svg:width="5.08cm" svg:height="3.056cm" svg:x="12.754cm" svg:y="8.12cm"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5.08cm" svg:height="1.27cm" svg:x="12.754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64cm" svg:height="1.27cm" svg:x="13.262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3.556cm" svg:height="0.848cm" svg:x="13.516cm" svg:y="10.228cm">
          <draw:text-box>
            <text:p text:style-name="P1"><text:span text:style-name="T5">CrailShuffle</text:span></text:p>
          </draw:text-box>
        </draw:frame>
        <draw:polygon draw:style-name="gr54" draw:text-style-name="P1" draw:layer="layout" svg:width="1.183cm" svg:height="1.269cm" draw:transform="rotate (1.5707963267949) translate (13.858cm 10.262cm)" svg:viewBox="0 0 1184 1270" draw:points="1184,0 355,0 0,635 355,1270 1184,1270">
          <text:p/>
        </draw:polygon>
        <draw:frame draw:style-name="gr27" draw:text-style-name="P11" draw:layer="layout" svg:width="5.08cm" svg:height="0.848cm" svg:x="12.754cm" svg:y="11.598cm">
          <draw:text-box>
            <text:p text:style-name="P1"><text:span text:style-name="T5">Crail File System</text:span></text:p>
          </draw:text-box>
        </draw:frame>
        <draw:frame draw:style-name="gr27" draw:text-style-name="P25" draw:layer="layout" svg:width="5.08cm" svg:height="0.848cm" svg:x="12.754cm" svg:y="8.12cm">
          <draw:text-box>
            <text:p text:style-name="P1"><text:span text:style-name="T14">Spark (core)</text:span></text:p>
          </draw:text-box>
        </draw:frame>
        <draw:custom-shape draw:style-name="gr55" draw:text-style-name="P7" draw:layer="layout" svg:width="5.08cm" svg:height="1.062cm" svg:x="12.754cm" svg:y="6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5" draw:layer="layout" svg:width="5.08cm" svg:height="0.848cm" svg:x="12.754cm" svg:y="6.858cm">
          <draw:text-box>
            <text:p text:style-name="P1"><text:span text:style-name="T14">Application</text:span></text:p>
          </draw:text-box>
        </draw:frame>
        <draw:custom-shape draw:style-name="gr49" draw:text-style-name="P1" draw:layer="layout" svg:width="15.294cm" svg:height="6.096cm" svg:x="2.54cm" svg:y="6.604cm">
          <text:p/>
          <draw:enhanced-geometry svg:viewBox="0 0 21600 21600" draw:type="rectangle" draw:enhanced-path="M 0 0 L 21600 0 21600 21600 0 21600 0 0 Z N"/>
        </draw:custom-shape>
        <draw:polygon draw:style-name="gr54" draw:text-style-name="P1" draw:layer="layout" svg:width="1.183cm" svg:height="1.269cm" draw:transform="rotate (1.5707963267949) translate (15.392cm 10.262cm)" svg:viewBox="0 0 1184 1270" draw:points="1184,0 355,0 0,635 355,1270 1184,1270">
          <text:p/>
        </draw:polygon>
        <draw:frame draw:style-name="gr27" draw:text-style-name="P26" draw:layer="layout" svg:width="1.28cm" svg:height="0.806cm" svg:x="13.848cm" svg:y="9.078cm">
          <draw:text-box>
            <text:p><text:span text:style-name="T15">Ser</text:span></text:p>
          </draw:text-box>
        </draw:frame>
        <draw:frame draw:style-name="gr27" draw:text-style-name="P26" draw:layer="layout" svg:width="1.526cm" svg:height="0.806cm" svg:x="15.292cm" svg:y="9.1cm">
          <draw:text-box>
            <text:p><text:span text:style-name="T15">Sort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custom-shape draw:style-name="gr53" draw:text-style-name="P8" draw:layer="layout" svg:width="9.452cm" svg:height="3.302cm" svg:x="10.922cm" svg:y="7.92cm"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9.452cm" svg:height="1.27cm" svg:x="10.922cm" svg:y="11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64cm" svg:height="1.27cm" svg:x="15.802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3.556cm" svg:height="0.848cm" svg:x="16.056cm" svg:y="10.274cm">
          <draw:text-box>
            <text:p text:style-name="P1"><text:span text:style-name="T5">CrailShuffle</text:span></text:p>
          </draw:text-box>
        </draw:frame>
        <draw:polygon draw:style-name="gr57" draw:text-style-name="P1" draw:layer="layout" svg:width="1.183cm" svg:height="1.269cm" draw:transform="rotate (1.5707963267949) translate (16.398cm 10.308cm)" svg:viewBox="0 0 1184 1270" draw:points="1184,0 355,0 0,635 355,1270 1184,1270">
          <text:p/>
        </draw:polygon>
        <draw:frame draw:style-name="gr27" draw:text-style-name="P11" draw:layer="layout" svg:width="9.452cm" svg:height="0.848cm" svg:x="10.922cm" svg:y="11.644cm">
          <draw:text-box>
            <text:p text:style-name="P1"><text:span text:style-name="T5">Crail File System</text:span></text:p>
          </draw:text-box>
        </draw:frame>
        <draw:frame draw:style-name="gr27" draw:text-style-name="P11" draw:layer="layout" svg:width="9.452cm" svg:height="0.848cm" svg:x="10.922cm" svg:y="7.92cm">
          <draw:text-box>
            <text:p text:style-name="P1"><text:span text:style-name="T5">Spark (core)</text:span></text:p>
          </draw:text-box>
        </draw:frame>
        <draw:custom-shape draw:style-name="gr58" draw:text-style-name="P10" draw:layer="layout" svg:width="2.54cm" svg:height="1.062cm" svg:x="10.922cm" svg:y="6.65cm">
          <text:p text:style-name="P1"><text:span text:style-name="T12">Tera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16.31cm" svg:height="6.05cm" svg:x="4.064cm" svg:y="6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56cm" svg:height="1.27cm" svg:x="11.43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4.056cm" svg:height="0.848cm" svg:x="11.43cm" svg:y="10.274cm">
          <draw:text-box>
            <text:p text:style-name="P1"><text:span text:style-name="T5">CrailBroadcast</text:span></text:p>
          </draw:text-box>
        </draw:frame>
        <draw:polygon draw:style-name="gr59" draw:text-style-name="P1" draw:layer="layout" svg:width="1.183cm" svg:height="1.269cm" draw:transform="rotate (1.5707963267949) translate (16.398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6.398cm 9.866cm)" svg:viewBox="0 0 930 1270" draw:points="930,0 279,0 0,635 279,1270 930,1270">
          <text:p/>
        </draw:polygon>
        <draw:custom-shape draw:style-name="gr60" draw:text-style-name="P10" draw:layer="layout" svg:width="1.778cm" svg:height="1.062cm" svg:x="13.716cm" svg:y="6.65cm">
          <text:p text:style-name="P1"><text:span text:style-name="T12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0" draw:layer="layout" svg:width="2.286cm" svg:height="1.062cm" svg:x="18.034cm" svg:y="6.604cm">
          <text:p text:style-name="P1"><text:span text:style-name="T12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6" draw:layer="layout" svg:width="1.28cm" svg:height="0.806cm" svg:x="16.398cm" svg:y="8.936cm">
          <draw:text-box>
            <text:p><text:span text:style-name="T15">Ser</text:span></text:p>
          </draw:text-box>
        </draw:frame>
        <draw:polygon draw:style-name="gr57" draw:text-style-name="P1" draw:layer="layout" svg:width="1.183cm" svg:height="1.269cm" draw:transform="rotate (1.5707963267949) translate (18.034cm 10.308cm)" svg:viewBox="0 0 1184 1270" draw:points="1184,0 355,0 0,635 355,1270 1184,1270">
          <text:p/>
        </draw:polygon>
        <draw:polygon draw:style-name="gr59" draw:text-style-name="P1" draw:layer="layout" svg:width="1.183cm" svg:height="1.269cm" draw:transform="rotate (1.5707963267949) translate (18.034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8.034cm 9.866cm)" svg:viewBox="0 0 930 1270" draw:points="930,0 279,0 0,635 279,1270 930,1270">
          <text:p/>
        </draw:polygon>
        <draw:frame draw:style-name="gr27" draw:text-style-name="P26" draw:layer="layout" svg:width="1.28cm" svg:height="0.806cm" svg:x="18.034cm" svg:y="8.936cm">
          <draw:text-box>
            <text:p><text:span text:style-name="T15">Sor</text:span></text:p>
          </draw:text-box>
        </draw:frame>
        <draw:line draw:style-name="gr62" draw:text-style-name="P1" draw:layer="layout" svg:x1="15.748cm" svg:y1="7.158cm" svg:x2="17.78cm" svg:y2="7.204cm">
          <text:p/>
        </draw:line>
        <draw:polygon draw:style-name="gr57" draw:text-style-name="P1" draw:layer="layout" svg:width="1.183cm" svg:height="1.269cm" draw:transform="rotate (1.5707963267949) translate (12.69cm 10.308cm)" svg:viewBox="0 0 1184 1270" draw:points="1184,0 355,0 0,635 355,1270 1184,1270">
          <text:p/>
        </draw:polygon>
        <draw:polygon draw:style-name="gr59" draw:text-style-name="P1" draw:layer="layout" svg:width="1.183cm" svg:height="1.269cm" draw:transform="rotate (1.5707963267949) translate (12.69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2.69cm 9.866cm)" svg:viewBox="0 0 930 1270" draw:points="930,0 279,0 0,635 279,1270 930,1270">
          <text:p/>
        </draw:polygon>
        <draw:frame draw:style-name="gr27" draw:text-style-name="P26" draw:layer="layout" svg:width="1.28cm" svg:height="0.806cm" svg:x="12.69cm" svg:y="8.936cm">
          <draw:text-box>
            <text:p><text:span text:style-name="T15">Ser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custom-shape draw:style-name="gr63" draw:text-style-name="P1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27" draw:layer="layout" svg:width="4.167cm" svg:height="0.996cm" svg:x="8.423cm" svg:y="4.702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2.266cm" svg:height="0.947cm" svg:x="6.057cm" svg:y="4.702cm">
          <draw:text-box>
            <text:p text:style-name="P1"><text:span text:style-name="T9">Cores</text:span></text:p>
          </draw:text-box>
        </draw:frame>
        <draw:frame draw:style-name="gr65" draw:text-style-name="P19" draw:layer="layout" svg:width="4.741cm" svg:height="0.947cm" svg:x="11.844cm" svg:y="4.702cm">
          <draw:text-box>
            <text:p text:style-name="P1"><text:span text:style-name="T9">Crail</text:span></text:p>
          </draw:text-box>
        </draw:frame>
        <draw:frame draw:style-name="gr65" draw:text-style-name="P19" draw:layer="layout" svg:width="4.421cm" svg:height="0.947cm" svg:x="16.362cm" svg:y="4.702cm">
          <draw:text-box>
            <text:p text:style-name="P1"><text:span text:style-name="T9">Reduce</text:span></text:p>
          </draw:text-box>
        </draw:frame>
        <draw:custom-shape draw:name="Rectangle 19" draw:style-name="gr66" draw:text-style-name="P17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6" draw:text-style-name="P17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10.496cm" svg:y1="6.588cm" svg:x2="11.132cm" svg:y2="6.588cm">
          <text:p/>
        </draw:line>
        <draw:custom-shape draw:name="Rectangle 19" draw:style-name="gr68" draw:text-style-name="P17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8.726cm" svg:y="7.64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0.496cm" svg:y1="8.385cm" svg:x2="11.132cm" svg:y2="8.385cm">
          <text:p/>
        </draw:line>
        <draw:custom-shape draw:name="Rectangle 19" draw:style-name="gr69" draw:text-style-name="P17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17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9" draw:text-style-name="P17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0.496cm" svg:y1="11.143cm" svg:x2="11.132cm" svg:y2="11.143cm">
          <text:p/>
        </draw:line>
        <draw:custom-shape draw:style-name="gr70" draw:text-style-name="P1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1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1" draw:text-style-name="P1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0" draw:text-style-name="P1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1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1" draw:text-style-name="P1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70" draw:text-style-name="P1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1" draw:text-style-name="P1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1" draw:text-style-name="P1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72" draw:text-style-name="P1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2" draw:text-style-name="P1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2" draw:text-style-name="P1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9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11.98cm" svg:y1="6.604cm" svg:x2="13.623cm" svg:y2="6.096cm">
          <text:p/>
        </draw:line>
        <draw:line draw:style-name="gr41" draw:text-style-name="P1" draw:layer="layout" svg:x1="11.98cm" svg:y1="6.604cm" svg:x2="13.623cm" svg:y2="7.874cm">
          <text:p/>
        </draw:line>
        <draw:line draw:style-name="gr41" draw:text-style-name="P1" draw:layer="layout" svg:x1="11.981cm" svg:y1="6.604cm" svg:x2="13.623cm" svg:y2="10.668cm">
          <text:p/>
        </draw:line>
        <draw:line draw:style-name="gr41" draw:text-style-name="P1" draw:layer="layout" svg:x1="11.983cm" svg:y1="8.208cm" svg:x2="13.835cm" svg:y2="6.604cm">
          <text:p/>
        </draw:line>
        <draw:line draw:style-name="gr41" draw:text-style-name="P1" draw:layer="layout" svg:x1="11.983cm" svg:y1="8.308cm" svg:x2="13.835cm" svg:y2="8.482cm">
          <text:p/>
        </draw:line>
        <draw:line draw:style-name="gr41" draw:text-style-name="P1" draw:layer="layout" svg:x1="11.983cm" svg:y1="8.308cm" svg:x2="13.836cm" svg:y2="11.276cm">
          <text:p/>
        </draw:line>
        <draw:line draw:style-name="gr41" draw:text-style-name="P1" draw:layer="layout" svg:x1="11.984cm" svg:y1="11.009cm" svg:x2="14.047cm" svg:y2="11.53cm">
          <text:p/>
        </draw:line>
        <draw:line draw:style-name="gr41" draw:text-style-name="P1" draw:layer="layout" svg:x1="11.985cm" svg:y1="11.01cm" svg:x2="14.047cm" svg:y2="8.99cm">
          <text:p/>
        </draw:line>
        <draw:line draw:style-name="gr41" draw:text-style-name="P1" draw:layer="layout" svg:x1="11.985cm" svg:y1="10.91cm" svg:x2="14.047cm" svg:y2="7.112cm">
          <text:p/>
        </draw:line>
        <draw:custom-shape draw:style-name="gr73" draw:text-style-name="P1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1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1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67" draw:text-style-name="P1" draw:layer="layout" svg:x1="9.05cm" svg:y1="11.43cm" svg:x2="9.304cm" svg:y2="12.446cm">
          <text:p/>
        </draw:line>
        <draw:frame draw:style-name="gr64" draw:text-style-name="P27" draw:layer="layout" svg:width="1.778cm" svg:height="0.996cm" svg:x="8.796cm" svg:y="12.4cm">
          <draw:text-box>
            <text:p text:style-name="P22"><text:span text:style-name="T9">Task</text:span></text:p>
          </draw:text-box>
        </draw:frame>
        <draw:line draw:style-name="gr67" draw:text-style-name="P1" draw:layer="layout" svg:x1="14.384cm" svg:y1="11.684cm" svg:x2="13.006cm" svg:y2="12.4cm">
          <text:p/>
        </draw:line>
        <draw:frame draw:style-name="gr64" draw:text-style-name="P27" draw:layer="layout" svg:width="1.778cm" svg:height="0.996cm" svg:x="11.798cm" svg:y="12.4cm">
          <draw:text-box>
            <text:p text:style-name="P22"><text:span text:style-name="T9">File</text:span></text:p>
          </draw:text-box>
        </draw:frame>
        <draw:frame draw:style-name="gr64" draw:text-style-name="P19" draw:layer="layout" svg:width="3.302cm" svg:height="0.996cm" svg:x="13.206cm" svg:y="12.4cm">
          <draw:text-box>
            <text:p text:style-name="P1"><text:span text:style-name="T9">Directory</text:span></text:p>
          </draw:text-box>
        </draw:frame>
        <draw:custom-shape draw:style-name="gr49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66" draw:text-style-name="P17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64" draw:text-style-name="P27" draw:layer="layout" svg:width="4.826cm" svg:height="0.996cm" svg:x="16.394cm" svg:y="12.4cm">
          <draw:text-box>
            <text:p text:style-name="P22"><text:span text:style-name="T9">Sorted key range</text:span></text:p>
          </draw:text-box>
        </draw:frame>
        <draw:line draw:style-name="gr67" draw:text-style-name="P1" draw:layer="layout" svg:x1="18.394cm" svg:y1="11.176cm" svg:x2="18.902cm" svg:y2="12.446cm">
          <text:p/>
        </draw:line>
        <draw:line draw:style-name="gr67" draw:text-style-name="P1" draw:layer="layout" svg:x1="15.146cm" svg:y1="11.938cm" svg:x2="15.4cm" svg:y2="12.4cm">
          <text:p/>
        </draw:lin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draw:style-name="gr64" draw:text-style-name="P27" draw:layer="layout" svg:width="4.167cm" svg:height="0.996cm" svg:x="7.755cm" svg:y="5.025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2.266cm" svg:height="0.947cm" svg:x="5.389cm" svg:y="5.025cm">
          <draw:text-box>
            <text:p text:style-name="P1"><text:span text:style-name="T9">Cores</text:span></text:p>
          </draw:text-box>
        </draw:frame>
        <draw:frame draw:style-name="gr65" draw:text-style-name="P19" draw:layer="layout" svg:width="4.421cm" svg:height="0.947cm" svg:x="12.494cm" svg:y="5.025cm">
          <draw:text-box>
            <text:p text:style-name="P1"><text:span text:style-name="T9">Reduce</text:span></text:p>
          </draw:text-box>
        </draw:frame>
        <draw:custom-shape draw:name="Rectangle 19" draw:style-name="gr68" draw:text-style-name="P17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9.828cm" svg:y1="6.911cm" svg:x2="10.464cm" svg:y2="6.911cm">
          <text:p/>
        </draw:line>
        <draw:custom-shape draw:name="Rectangle 19" draw:style-name="gr68" draw:text-style-name="P17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8.061cm" svg:y="7.963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9.828cm" svg:y1="8.708cm" svg:x2="10.464cm" svg:y2="8.708cm">
          <text:p/>
        </draw:line>
        <draw:custom-shape draw:name="Rectangle 19" draw:style-name="gr68" draw:text-style-name="P17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9.828cm" svg:y1="11.466cm" svg:x2="10.464cm" svg:y2="11.466cm">
          <text:p/>
        </draw:line>
        <draw:line draw:style-name="gr41" draw:text-style-name="P1" draw:layer="layout" svg:x1="11.312cm" svg:y1="6.927cm" svg:x2="13.379cm" svg:y2="6.419cm">
          <text:p/>
        </draw:line>
        <draw:line draw:style-name="gr41" draw:text-style-name="P1" draw:layer="layout" svg:x1="11.312cm" svg:y1="6.927cm" svg:x2="13.379cm" svg:y2="8.524cm">
          <text:p/>
        </draw:line>
        <draw:line draw:style-name="gr41" draw:text-style-name="P1" draw:layer="layout" svg:x1="11.313cm" svg:y1="6.927cm" svg:x2="13.379cm" svg:y2="11.233cm">
          <text:p/>
        </draw:line>
        <draw:line draw:style-name="gr41" draw:text-style-name="P1" draw:layer="layout" svg:x1="11.315cm" svg:y1="8.531cm" svg:x2="13.379cm" svg:y2="6.927cm">
          <text:p/>
        </draw:line>
        <draw:line draw:style-name="gr41" draw:text-style-name="P1" draw:layer="layout" svg:x1="11.315cm" svg:y1="8.631cm" svg:x2="13.379cm" svg:y2="8.824cm">
          <text:p/>
        </draw:line>
        <draw:line draw:style-name="gr41" draw:text-style-name="P1" draw:layer="layout" svg:x1="11.315cm" svg:y1="8.631cm" svg:x2="13.379cm" svg:y2="11.499cm">
          <text:p/>
        </draw:line>
        <draw:line draw:style-name="gr41" draw:text-style-name="P1" draw:layer="layout" svg:x1="11.316cm" svg:y1="11.332cm" svg:x2="13.379cm" svg:y2="11.753cm">
          <text:p/>
        </draw:line>
        <draw:line draw:style-name="gr41" draw:text-style-name="P1" draw:layer="layout" svg:x1="11.317cm" svg:y1="11.333cm" svg:x2="13.379cm" svg:y2="9.313cm">
          <text:p/>
        </draw:line>
        <draw:line draw:style-name="gr41" draw:text-style-name="P1" draw:layer="layout" svg:x1="11.317cm" svg:y1="11.233cm" svg:x2="13.379cm" svg:y2="7.435cm">
          <text:p/>
        </draw:line>
        <draw:custom-shape draw:name="Rectangle 19" draw:style-name="gr68" draw:text-style-name="P17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032cm" svg:height="2.032cm" svg:x="5.736cm" svg:y="5.657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6cm" svg:y="7.689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6cm" svg:y="10.229cm">
          <draw:image xlink:href="Pictures/10000201000001000000010004691F41.png" xlink:type="simple" xlink:show="embed" xlink:actuate="onLoad">
            <text:p/>
          </draw:image>
        </draw:frame>
        <draw:custom-shape draw:style-name="gr74" draw:text-style-name="P1" draw:layer="layout" svg:width="1.27cm" svg:height="1.016cm" svg:x="3.85cm" svg:y="6.16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3.851cm" svg:y="8.1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3.852cm" svg:y="10.7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3.242cm" svg:y="5.026cm">
          <draw:text-box>
            <text:p text:style-name="P1"><text:span text:style-name="T9">Input</text:span></text:p>
          </draw:text-box>
        </draw:frame>
        <draw:custom-shape draw:style-name="gr74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18.204cm" svg:y="5.028cm">
          <draw:text-box>
            <text:p text:style-name="P1"><text:span text:style-name="T9">Output</text:span></text:p>
          </draw:text-box>
        </draw:frame>
        <draw:line draw:style-name="gr75" draw:text-style-name="P1" draw:layer="layout" svg:x1="3.904cm" svg:y1="12.823cm" svg:x2="11.27cm" svg:y2="12.823cm">
          <text:p/>
        </draw:line>
        <draw:line draw:style-name="gr75" draw:text-style-name="P1" draw:layer="layout" svg:x1="11.29cm" svg:y1="12.823cm" svg:x2="18.069cm" svg:y2="12.823cm">
          <text:p/>
        </draw:line>
        <draw:line draw:style-name="gr75" draw:text-style-name="P1" draw:layer="layout" svg:x1="18.204cm" svg:y1="12.823cm" svg:x2="20.236cm" svg:y2="12.823cm">
          <text:p/>
        </draw:line>
        <draw:line draw:style-name="gr76" draw:text-style-name="P1" draw:layer="layout" svg:x1="3.904cm" svg:y1="12.569cm" svg:x2="3.904cm" svg:y2="13.077cm">
          <text:p/>
        </draw:line>
        <draw:frame draw:style-name="gr65" draw:text-style-name="P19" draw:layer="layout" svg:width="7.346cm" svg:height="0.947cm" svg:x="3.924cm" svg:y="12.892cm">
          <draw:text-box>
            <text:p text:style-name="P1"><text:span text:style-name="T9">read &amp; classify</text:span></text:p>
          </draw:text-box>
        </draw:frame>
        <draw:frame draw:style-name="gr65" draw:text-style-name="P19" draw:layer="layout" svg:width="6.914cm" svg:height="0.947cm" svg:x="11.29cm" svg:y="12.893cm">
          <draw:text-box>
            <text:p text:style-name="P1"><text:span text:style-name="T9">shuffle</text:span></text:p>
          </draw:text-box>
        </draw:frame>
        <draw:frame draw:style-name="gr65" draw:text-style-name="P19" draw:layer="layout" svg:width="2.032cm" svg:height="0.947cm" svg:x="18.204cm" svg:y="12.823cm">
          <draw:text-box>
            <text:p text:style-name="P1"><text:span text:style-name="T9">store</text:span></text:p>
          </draw:text-box>
        </draw:frame>
        <draw:custom-shape draw:name="Rectangle 19" draw:style-name="gr77" draw:text-style-name="P29" draw:layer="layout" svg:width="1.447cm" svg:height="1.391cm" svg:x="13.379cm" svg:y="6.143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0" draw:layer="layout" svg:width="1.43cm" svg:height="1.391cm" svg:x="14.826cm" svg:y="6.143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77" draw:text-style-name="P29" draw:layer="layout" svg:width="1.447cm" svg:height="1.391cm" svg:x="13.379cm" svg:y="7.994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0" draw:layer="layout" svg:width="1.43cm" svg:height="1.391cm" svg:x="14.826cm" svg:y="7.994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77" draw:text-style-name="P29" draw:layer="layout" svg:width="1.447cm" svg:height="1.391cm" svg:x="13.379cm" svg:y="10.694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0" draw:layer="layout" svg:width="1.43cm" svg:height="1.391cm" svg:x="14.826cm" svg:y="10.694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line draw:style-name="gr76" draw:text-style-name="P1" draw:layer="layout" svg:x1="11.27cm" svg:y1="12.569cm" svg:x2="11.27cm" svg:y2="13.077cm">
          <text:p/>
        </draw:line>
        <draw:line draw:style-name="gr76" draw:text-style-name="P1" draw:layer="layout" svg:x1="18.069cm" svg:y1="12.569cm" svg:x2="18.069cm" svg:y2="13.077cm">
          <text:p/>
        </draw:line>
        <draw:custom-shape draw:name="Rectangle 19" draw:style-name="gr78" draw:text-style-name="P32" draw:layer="layout" svg:width="1.778cm" svg:height="1.391cm" svg:x="16.256cm" svg:y="6.142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2" draw:layer="layout" svg:width="1.778cm" svg:height="1.391cm" svg:x="16.256cm" svg:y="7.993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2" draw:layer="layout" svg:width="1.778cm" svg:height="1.391cm" svg:x="16.256cm" svg:y="10.693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1" presentation:use-footer-name="ftr1">
        <office:forms form:automatic-focus="false" form:apply-design-mode="false"/>
        <draw:frame presentation:style-name="pr2" draw:text-style-name="P33" draw:layer="layout" svg:width="25.199cm" svg:height="3.506cm" svg:x="1.4cm" svg:y="0.837cm" presentation:class="title">
          <draw:text-box>
            <text:p><text:span text:style-name="T17">How Important is the Network?</text:span></text:p>
          </draw:text-box>
        </draw:frame>
        <draw:frame draw:style-name="gr79" draw:layer="layout" svg:width="25.191cm" svg:height="10.183cm" svg:x="1.401cm" svg:y="5.87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0" draw:text-style-name="P34" draw:layer="layout" svg:width="29.411cm" svg:height="2.461cm" svg:x="0.003cm" svg:y="18.179cm">
          <draw:text-box>
            <text:p text:style-name="P1"><text:span text:style-name="T18">Gains from the networks are shadowed by the high CPU footprint</text:span></text:p>
          </draw:text-box>
        </draw:frame>
        <draw:custom-shape draw:style-name="gr81" draw:text-style-name="P1" draw:layer="layout" svg:width="28cm" svg:height="2.286cm" svg:x="0cm" svg:y="16.764cm">
          <text:p/>
          <draw:enhanced-geometry svg:viewBox="0 0 21600 21600" draw:type="rectangle" draw:enhanced-path="M 0 0 L 21600 0 21600 21600 0 21600 0 0 Z N"/>
        </draw:custom-shape>
        <draw:frame draw:style-name="gr82" draw:text-style-name="P35" draw:layer="layout" svg:width="21.199cm" svg:height="1.521cm" svg:x="3.401cm" svg:y="17.177cm">
          <draw:text-box>
            <text:p><text:span text:style-name="T19">Network gains are shadowed by the CPU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draw:style-name="gr64" draw:text-style-name="P27" draw:layer="layout" svg:width="4.167cm" svg:height="0.996cm" svg:x="7.755cm" svg:y="5.025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4.421cm" svg:height="0.947cm" svg:x="12.494cm" svg:y="5.025cm">
          <draw:text-box>
            <text:p text:style-name="P1"><text:span text:style-name="T9">Reduce</text:span></text:p>
          </draw:text-box>
        </draw:frame>
        <draw:custom-shape draw:name="Rectangle 19" draw:style-name="gr68" draw:text-style-name="P17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9.828cm" svg:y1="6.911cm" svg:x2="10.464cm" svg:y2="6.911cm">
          <text:p/>
        </draw:line>
        <draw:custom-shape draw:name="Rectangle 19" draw:style-name="gr68" draw:text-style-name="P17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8.061cm" svg:y="7.963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9.828cm" svg:y1="8.708cm" svg:x2="10.464cm" svg:y2="8.708cm">
          <text:p/>
        </draw:line>
        <draw:custom-shape draw:name="Rectangle 19" draw:style-name="gr68" draw:text-style-name="P17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9.828cm" svg:y1="11.466cm" svg:x2="10.464cm" svg:y2="11.466cm">
          <text:p/>
        </draw:line>
        <draw:line draw:style-name="gr41" draw:text-style-name="P1" draw:layer="layout" svg:x1="11.312cm" svg:y1="6.927cm" svg:x2="13.379cm" svg:y2="6.419cm">
          <text:p/>
        </draw:line>
        <draw:line draw:style-name="gr41" draw:text-style-name="P1" draw:layer="layout" svg:x1="11.312cm" svg:y1="6.927cm" svg:x2="13.379cm" svg:y2="8.524cm">
          <text:p/>
        </draw:line>
        <draw:line draw:style-name="gr41" draw:text-style-name="P1" draw:layer="layout" svg:x1="11.313cm" svg:y1="6.927cm" svg:x2="13.379cm" svg:y2="11.233cm">
          <text:p/>
        </draw:line>
        <draw:line draw:style-name="gr41" draw:text-style-name="P1" draw:layer="layout" svg:x1="11.315cm" svg:y1="8.531cm" svg:x2="13.379cm" svg:y2="6.927cm">
          <text:p/>
        </draw:line>
        <draw:line draw:style-name="gr41" draw:text-style-name="P1" draw:layer="layout" svg:x1="11.315cm" svg:y1="8.631cm" svg:x2="13.379cm" svg:y2="8.824cm">
          <text:p/>
        </draw:line>
        <draw:line draw:style-name="gr41" draw:text-style-name="P1" draw:layer="layout" svg:x1="11.315cm" svg:y1="8.631cm" svg:x2="13.379cm" svg:y2="11.499cm">
          <text:p/>
        </draw:line>
        <draw:line draw:style-name="gr41" draw:text-style-name="P1" draw:layer="layout" svg:x1="11.316cm" svg:y1="11.332cm" svg:x2="13.379cm" svg:y2="11.753cm">
          <text:p/>
        </draw:line>
        <draw:line draw:style-name="gr41" draw:text-style-name="P1" draw:layer="layout" svg:x1="11.317cm" svg:y1="11.333cm" svg:x2="13.379cm" svg:y2="9.313cm">
          <text:p/>
        </draw:line>
        <draw:line draw:style-name="gr41" draw:text-style-name="P1" draw:layer="layout" svg:x1="11.317cm" svg:y1="11.233cm" svg:x2="13.379cm" svg:y2="7.435cm">
          <text:p/>
        </draw:line>
        <draw:custom-shape draw:name="Rectangle 19" draw:style-name="gr68" draw:text-style-name="P17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18.204cm" svg:y="5.028cm">
          <draw:text-box>
            <text:p text:style-name="P1"><text:span text:style-name="T9">Output</text:span></text:p>
          </draw:text-box>
        </draw:frame>
        <draw:custom-shape draw:name="Rectangle 19" draw:style-name="gr77" draw:text-style-name="P29" draw:layer="layout" svg:width="1.447cm" svg:height="1.391cm" svg:x="13.379cm" svg:y="6.143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0" draw:layer="layout" svg:width="1.43cm" svg:height="1.391cm" svg:x="14.826cm" svg:y="6.143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77" draw:text-style-name="P29" draw:layer="layout" svg:width="1.447cm" svg:height="1.391cm" svg:x="13.379cm" svg:y="7.994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0" draw:layer="layout" svg:width="1.43cm" svg:height="1.391cm" svg:x="14.826cm" svg:y="7.994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77" draw:text-style-name="P29" draw:layer="layout" svg:width="1.447cm" svg:height="1.391cm" svg:x="13.379cm" svg:y="10.694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0" draw:layer="layout" svg:width="1.43cm" svg:height="1.391cm" svg:x="14.826cm" svg:y="10.694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2" draw:layer="layout" svg:width="1.778cm" svg:height="1.391cm" svg:x="16.256cm" svg:y="6.142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2" draw:layer="layout" svg:width="1.778cm" svg:height="1.391cm" svg:x="16.256cm" svg:y="7.993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2" draw:layer="layout" svg:width="1.778cm" svg:height="1.391cm" svg:x="16.256cm" svg:y="10.693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draw:style-name="gr65" draw:text-style-name="P19" draw:layer="layout" svg:width="2.266cm" svg:height="0.947cm" svg:x="5.39cm" svg:y="5.025cm">
          <draw:text-box>
            <text:p text:style-name="P1"><text:span text:style-name="T9">Cores</text:span></text:p>
          </draw:text-box>
        </draw:frame>
        <draw:frame draw:style-name="gr5" draw:text-style-name="P1" draw:layer="layout" svg:width="2.032cm" svg:height="2.032cm" svg:x="5.737cm" svg:y="5.657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7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7cm" svg:y="10.206cm">
          <draw:image xlink:href="Pictures/10000201000001000000010004691F41.png" xlink:type="simple" xlink:show="embed" xlink:actuate="onLoad">
            <text:p/>
          </draw:image>
        </draw:frame>
        <draw:custom-shape draw:style-name="gr83" draw:text-style-name="P1" draw:layer="layout" svg:width="1.524cm" svg:height="0.762cm" svg:x="8.336cm" svg:y="6.05cm">
          <text:p/>
          <draw:enhanced-geometry svg:viewBox="0 0 21600 21600" draw:type="rectangle" draw:enhanced-path="M 0 0 L 21600 0 21600 21600 0 21600 0 0 Z N"/>
        </draw:custom-shape>
        <draw:g>
          <draw:custom-shape draw:style-name="gr84" draw:text-style-name="P1" draw:layer="layout" svg:width="1.524cm" svg:height="0.762cm" svg:x="12.212cm" svg:y="6.0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1.524cm" svg:height="0.762cm" svg:x="12.212cm" svg:y="6.812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1.524cm" svg:height="0.762cm" svg:x="12.212cm" svg:y="7.574cm">
            <text:p/>
            <draw:enhanced-geometry svg:viewBox="0 0 21600 21600" draw:type="rectangle" draw:enhanced-path="M 0 0 L 21600 0 21600 21600 0 21600 0 0 Z N"/>
          </draw:custom-shape>
        </draw:g>
        <draw:custom-shape draw:style-name="gr85" draw:text-style-name="P1" draw:layer="layout" svg:width="1.524cm" svg:height="0.762cm" svg:x="8.59cm" svg:y="6.304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" draw:layer="layout" svg:width="1.524cm" svg:height="0.762cm" svg:x="8.844cm" svg:y="6.558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1" draw:layer="layout" svg:width="1.524cm" svg:height="0.762cm" svg:x="8.336cm" svg:y="7.959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1" draw:layer="layout" svg:width="1.524cm" svg:height="0.762cm" svg:x="8.59cm" svg:y="8.213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1" draw:layer="layout" svg:width="1.524cm" svg:height="0.762cm" svg:x="8.844cm" svg:y="8.467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1" draw:layer="layout" svg:width="1.524cm" svg:height="0.762cm" svg:x="8.336cm" svg:y="10.799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1" draw:layer="layout" svg:width="1.524cm" svg:height="0.762cm" svg:x="8.59cm" svg:y="11.053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1" draw:layer="layout" svg:width="1.524cm" svg:height="0.762cm" svg:x="8.844cm" svg:y="11.307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9.398cm" svg:y1="9.483cm" svg:x2="9.398cm" svg:y2="10.499cm">
          <text:p/>
        </draw:line>
        <draw:line draw:style-name="gr67" draw:text-style-name="P1" draw:layer="layout" svg:x1="6.604cm" svg:y1="9.483cm" svg:x2="6.604cm" svg:y2="10.499cm">
          <text:p/>
        </draw:line>
        <draw:g>
          <draw:custom-shape draw:style-name="gr90" draw:text-style-name="P1" draw:layer="layout" svg:width="1.524cm" svg:height="0.762cm" svg:x="12.666cm" svg:y="7.959cm">
            <text:p/>
            <draw:enhanced-geometry svg:viewBox="0 0 21600 21600" draw:type="rectangle" draw:enhanced-path="M 0 0 L 21600 0 21600 21600 0 21600 0 0 Z N"/>
          </draw:custom-shape>
          <draw:custom-shape draw:style-name="gr90" draw:text-style-name="P1" draw:layer="layout" svg:width="1.524cm" svg:height="0.762cm" svg:x="12.666cm" svg:y="8.721cm">
            <text:p/>
            <draw:enhanced-geometry svg:viewBox="0 0 21600 21600" draw:type="rectangle" draw:enhanced-path="M 0 0 L 21600 0 21600 21600 0 21600 0 0 Z N"/>
          </draw:custom-shape>
          <draw:custom-shape draw:style-name="gr90" draw:text-style-name="P1" draw:layer="layout" svg:width="1.524cm" svg:height="0.762cm" svg:x="12.666cm" svg:y="9.483cm">
            <text:p/>
            <draw:enhanced-geometry svg:viewBox="0 0 21600 21600" draw:type="rectangle" draw:enhanced-path="M 0 0 L 21600 0 21600 21600 0 21600 0 0 Z N"/>
          </draw:custom-shape>
        </draw:g>
        <draw:frame draw:style-name="gr65" draw:text-style-name="P19" draw:layer="layout" svg:width="3.302cm" svg:height="0.947cm" svg:x="7.528cm" svg:y="5.026cm">
          <draw:text-box>
            <text:p text:style-name="P1"><text:span text:style-name="T9">Crail Files</text:span></text:p>
          </draw:text-box>
        </draw:frame>
        <draw:frame draw:style-name="gr65" draw:text-style-name="P19" draw:layer="layout" svg:width="4.058cm" svg:height="0.947cm" svg:x="11.028cm" svg:y="5.027cm">
          <draw:text-box>
            <text:p text:style-name="P1"><text:span text:style-name="T9">Spark buffer</text:span></text:p>
          </draw:text-box>
        </draw:frame>
        <draw:g>
          <draw:custom-shape draw:style-name="gr91" draw:text-style-name="P1" draw:layer="layout" svg:width="1.524cm" svg:height="0.762cm" svg:x="13.06cm" svg:y="9.952cm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1" draw:layer="layout" svg:width="1.524cm" svg:height="0.762cm" svg:x="13.06cm" svg:y="10.714cm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1" draw:layer="layout" svg:width="1.524cm" svg:height="0.762cm" svg:x="13.06cm" svg:y="11.476cm">
            <text:p/>
            <draw:enhanced-geometry svg:viewBox="0 0 21600 21600" draw:type="rectangle" draw:enhanced-path="M 0 0 L 21600 0 21600 21600 0 21600 0 0 Z N"/>
          </draw:custom-shape>
        </draw:g>
        <draw:line draw:style-name="gr92" draw:text-style-name="P1" draw:layer="layout" svg:x1="9.86cm" svg:y1="6.172cm" svg:x2="12.184cm" svg:y2="6.172cm">
          <text:p/>
        </draw:line>
        <draw:path draw:style-name="gr92" draw:text-style-name="P1" draw:layer="layout" svg:width="2.331cm" svg:height="1.146cm" svg:x="9.86cm" svg:y="6.934cm" svg:viewBox="0 0 2332 1147" svg:d="M0 1147c1560 0 334-1101 1407-1101s917-46 917-46">
          <text:p/>
        </draw:path>
        <draw:path draw:style-name="gr92" draw:text-style-name="P1" draw:layer="layout" svg:width="2.323cm" svg:height="3.178cm" svg:x="9.86cm" svg:y="7.742cm" svg:viewBox="0 0 2324 3179" svg:d="M0 3179c1407 0 488-3179 1407-3179 920 0 917 0 917 0">
          <text:p/>
        </draw:path>
        <draw:custom-shape draw:style-name="gr93" draw:text-style-name="P1" draw:layer="layout" svg:width="1.27cm" svg:height="1.27cm" svg:x="14.202cm" svg:y="6.50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4" draw:text-style-name="P1" draw:layer="layout" svg:width="1.27cm" svg:height="1.27cm" svg:x="14.51cm" svg:y="8.38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5" draw:text-style-name="P1" draw:layer="layout" svg:width="1.27cm" svg:height="1.27cm" svg:x="14.864cm" svg:y="10.36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65" draw:text-style-name="P27" draw:layer="layout" svg:width="4.266cm" svg:height="1.521cm" svg:x="16.054cm" svg:y="8.277cm">
          <draw:text-box>
            <text:p text:style-name="P22"><text:span text:style-name="T9">deserialization + sorting</text:span></text:p>
          </draw:text-box>
        </draw:frame>
        <draw:frame draw:style-name="gr65" draw:text-style-name="P36" draw:layer="layout" svg:width="2.286cm" svg:height="2.042cm" svg:x="10.868cm" svg:y="8.136cm">
          <draw:text-box>
            <text:p text:style-name="P22"><text:span text:style-name="T20">RDMA</text:span></text:p>
            <text:p text:style-name="P22"><text:span text:style-name="T20">zero-copy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park TeraSort Performance</text:p>
          </draw:text-box>
        </draw:frame>
        <draw:frame draw:style-name="gr79" draw:layer="layout" svg:width="22.222cm" svg:height="12.179cm" svg:x="2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6" draw:text-style-name="P38" draw:layer="layout" svg:width="5.722cm" svg:height="1.119cm" draw:transform="rotate (1.5707963267949) translate (1.38cm 13.737cm)">
          <draw:text-box>
            <text:p text:style-name="P37"><text:span text:style-name="T21">Runtime (secs)</text:span></text:p>
          </draw:text-box>
        </draw:frame>
        <draw:line draw:style-name="gr97" draw:text-style-name="P39" draw:layer="layout" svg:x1="18.272cm" svg:y1="14.224cm" svg:x2="18.272cm" svg:y2="6.858cm">
          <text:p/>
        </draw:line>
        <draw:frame draw:style-name="gr98" draw:text-style-name="P41" draw:layer="layout" svg:width="3.153cm" svg:height="1.404cm" svg:x="16.748cm" svg:y="10.788cm">
          <draw:text-box>
            <text:p text:style-name="P40"><text:span text:style-name="T22">6x</text:span></text:p>
          </draw:text-box>
        </draw:frame>
        <draw:line draw:style-name="gr99" draw:text-style-name="P1" draw:layer="layout" svg:x1="10.106cm" svg:y1="6.858cm" svg:x2="18.272cm" svg:y2="6.858cm">
          <text:p/>
        </draw:line>
        <draw:custom-shape draw:style-name="gr100" draw:text-style-name="P42" draw:layer="Layout" svg:width="28cm" svg:height="2.286cm" svg:x="0cm" svg:y="17.656cm">
          <text:list text:style-name="L2">
            <text:list-header>
              <text:p text:style-name="P42"><text:span text:style-name="T23">Spark/Crail is 6x faster than vanilla Spark in sorting 12.8 TB on 128 nod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01-11T14:57:22.394981435</dc:date>
    <meta:editing-duration>P1DT9H47M2S</meta:editing-duration>
    <meta:editing-cycles>607</meta:editing-cycles>
    <meta:generator>LibreOffice/4.2.8.2$Linux_X86_64 LibreOffice_project/420m0$Build-2</meta:generator>
    <meta:document-statistic meta:object-count="48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010" number:language="en" number:country="US">
      <number:number number: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Regular" fo:font-size="22pt" style:font-size-asian="10pt" style:font-size-complex="10pt"/>
    </style:style>
    <style:style style:name="ch3" style:family="chart">
      <style:chart-properties chart:percentage="true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link-data-style-to-source="true" chart:axis-position="1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ff3333" draw:opacity-name="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729fcf" draw:opacity-name="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92cm" svg:height="10.184cm" xlink:href="." xlink:type="simple" chart:class="chart:bar" chart:style-name="ch1">
        <chart:legend svg:x="7.921cm" svg:y="0cm" style:legend-expansion="custom" chartooo:width="8.529cm" chartooo:height="2.267cm" style:legend-expansion-aspect-ratio="3.76224084693427" chart:style-name="ch2"/>
        <chart:plot-area chart:style-name="ch3" chart:data-source-has-labels="both" svg:x="0.502cm" svg:y="1.661cm" svg:width="24.185cm" svg:height="8.319cm">
          <chartooo:coordinate-region svg:x="2.684cm" svg:y="2.112cm" svg:width="22.003cm" svg:height="6.71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work</text:p>
              </table:table-cell>
              <table:table-cell office:value-type="string">
                <text:p>CPU</text:p>
              </table:table-cell>
            </table:table-row>
          </table:table-header-rows>
          <table:table-rows>
            <table:table-row>
              <table:table-cell office:value-type="string">
                <text:p>1 Gbps</text:p>
              </table:table-cell>
              <table:table-cell office:value-type="float" office:value="0.48">
                <text:p>0.48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10 Gbps</text:p>
              </table:table-cell>
              <table:table-cell office:value-type="float" office:value="0.083">
                <text:p>0.08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0 Gbps</text:p>
              </table:table-cell>
              <table:table-cell office:value-type="float" office:value="0.025">
                <text:p>0.02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00 Gbps</text:p>
              </table:table-cell>
              <table:table-cell office:value-type="float" office:value="0.008">
                <text:p>0.008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ffffff"/>
      <style:text-properties fo:font-size="22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22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00" chart:reverse-direction="false" text:line-break="false" chart:link-data-style-to-source="true" chart:axis-position="1"/>
      <style:graphic-properties svg:stroke-color="#b3b3b3"/>
      <style:text-properties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223cm" svg:height="12.18cm" xlink:href="." xlink:type="simple" chart:class="chart:bar" chart:style-name="ch1">
        <chart:legend svg:x="16.467cm" svg:y="0.67cm" style:legend-expansion="custom" chartooo:width="5.755cm" chartooo:height="4.925cm" style:legend-expansion-aspect-ratio="1.16852791878173" chart:style-name="ch2"/>
        <chart:plot-area chart:style-name="ch3" chart:data-source-has-labels="both" svg:x="0.444cm" svg:y="0.243cm" svg:width="21.335cm" svg:height="11.694cm">
          <chartooo:coordinate-region svg:x="1.965cm" svg:y="0.695cm" svg:width="19.814cm" svg:height="10.09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fy</text:p>
              </table:table-cell>
              <table:table-cell office:value-type="string">
                <text:p>shuffle+sort</text:p>
              </table:table-cell>
            </table:table-row>
          </table:table-header-rows>
          <table:table-rows>
            <table:table-row>
              <table:table-cell office:value-type="string">
                <text:p>Spark</text:p>
              </table:table-cell>
              <table:table-cell office:value-type="float" office:value="122">
                <text:p>12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Spark/Crail</text:p>
              </table:table-cell>
              <table:table-cell office:value-type="float" office:value="29">
                <text:p>29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